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F800005DF100004884609FE9E8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12cm" svg:height="15.494cm" svg:x="0.254cm" svg:y="0.254cm">
          <draw:image xlink:href="Pictures/200002F800005DF100004884609FE9E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style:use-window-font-color="true" style:text-outline="false" style:text-line-through-style="none" fo:font-family="Arial" style:font-family-generic="roman" style:font-pitch="variable" fo:font-size="24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7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1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5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71cm" fo:page-height="15.9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014cm" svg:height="7.047cm" svg:x="1.14cm" svg:y="2.397cm"/>
      <draw:page-thumbnail draw:layer="backgroundobjects" svg:width="9.014cm" svg:height="7.047cm" svg:x="1.14cm" svg:y="10.445cm"/>
      <draw:page-thumbnail draw:layer="backgroundobjects" svg:width="9.014cm" svg:height="7.047cm" svg:x="1.14cm" svg:y="18.493cm"/>
      <draw:page-thumbnail draw:layer="backgroundobjects" svg:width="9.014cm" svg:height="7.047cm" svg:x="11.435cm" svg:y="2.397cm"/>
      <draw:page-thumbnail draw:layer="backgroundobjects" svg:width="9.014cm" svg:height="7.047cm" svg:x="11.435cm" svg:y="10.445cm"/>
      <draw:page-thumbnail draw:layer="backgroundobjects" svg:width="9.014cm" svg:height="7.047cm" svg:x="11.435cm" svg:y="18.493cm"/>
    </style:handout-master>
    <style:master-page style:name="Default" style:page-layout-name="PM1" draw:style-name="Mdp1">
      <draw:frame presentation:style-name="Default-title" draw:layer="backgroundobjects" svg:width="18.333cm" svg:height="2.659cm" svg:x="1.018cm" svg:y="0.634cm" presentation:class="title" presentation:placeholder="true">
        <draw:text-box/>
      </draw:frame>
      <draw:frame presentation:style-name="Default-outline1" draw:layer="backgroundobjects" svg:width="18.333cm" svg:height="10.51cm" svg:x="1.018cm" svg:y="3.726cm" presentation:class="outline" presentation:placeholder="true">
        <draw:text-box/>
      </draw:frame>
      <draw:frame presentation:style-name="Mpr1" draw:text-style-name="MP1" draw:layer="backgroundobjects" svg:width="4.746cm" svg:height="1.098cm" svg:x="1.018cm" svg:y="14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457cm" svg:height="1.098cm" svg:x="6.966cm" svg:y="14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746cm" svg:height="1.098cm" svg:x="14.606cm" svg:y="14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4T00:44:45.20</meta:creation-date>
    <meta:editing-duration>PT1M10S</meta:editing-duration>
    <meta:editing-cycles>2</meta:editing-cycles>
    <dc:date>2017-02-04T00:45:51.49</dc:date>
    <meta:document-statistic meta:object-count="24"/>
    <meta:generator>OpenOffice/4.1.2$Win32 OpenOffice.org_project/412m3$Build-9782</meta:generator>
  </office:meta>
</office:document-meta>
</file>